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4" style:family="paragraph" style:parent-style-name="Standard">
      <style:text-properties officeooo:paragraph-rsid="01a49d51"/>
    </style:style>
    <style:style style:name="P8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8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7" style:family="paragraph" style:parent-style-name="Text_20_body">
      <style:paragraph-properties fo:text-align="start" style:justify-single-word="false"/>
      <style:text-properties officeooo:paragraph-rsid="001756f7"/>
    </style:style>
    <style:style style:name="P88" style:family="paragraph" style:parent-style-name="Text_20_body">
      <style:text-properties officeooo:rsid="02e82a24" officeooo:paragraph-rsid="001756f7" style:font-size-asian="12pt"/>
    </style:style>
    <style:style style:name="P8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6" style:family="paragraph" style:parent-style-name="Text_20_body">
      <style:text-properties officeooo:rsid="02e82a24" officeooo:paragraph-rsid="00bb0ca2" style:font-size-asian="12pt"/>
    </style:style>
    <style:style style:name="P97" style:family="paragraph" style:parent-style-name="Text_20_body">
      <style:text-properties fo:font-weight="bold" officeooo:rsid="0264fa82" officeooo:paragraph-rsid="0264fa82" style:font-size-asian="12pt" style:font-weight-asian="bold" style:font-weight-complex="bold"/>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482318340" text:style-name="L6">
        <text:list-item>
          <text:list>
            <text:list-item>
              <text:p text:style-name="P80">Hotfixes vs Planned Releases</text:p>
            </text:list-item>
          </text:list>
        </text:list-item>
      </text:list>
      <text:p text:style-name="P81"/>
      <text:p text:style-name="P82"/>
      <text:p text:style-name="P83"/>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4"/>
      <text:p text:style-name="P85"><text:soft-page-break/>References</text:p>
      <text:p text:style-name="P86"/>
      <text:p text:style-name="P87"><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88"><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8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0">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1">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2"><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3">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4"><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5">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6"><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7">Sam L<text:span text:style-name="T253">i</text:span> <text:span text:style-name="T244">(2024) </text:span><text:span text:style-name="T245">Ma</text:span><text:span text:style-name="T245">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98">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99">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0">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1"/>
      <text:p text:style-name="P102">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3"/>
      <text:p text:style-name="P104">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5"/>
      <text:p text:style-name="P106">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07"/>
      <text:p text:style-name="P108">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09"/>
      <text:p text:style-name="P110">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1"/>
      <text:p text:style-name="P112">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3"/>
      <text:p text:style-name="P114"><text:span text:style-name="T247">Dirk Merkel</text:span> (<text:span text:style-name="T255">2014</text:span>) <text:span text:style-name="T3">Docker: Lightweight Linux Containers for Consistent Development and</text:span></text:p>
      <text:p text:style-name="P115">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4"/>
      <text:p text:style-name="P116">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17"/>
      <text:p text:style-name="P118">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19"/>
      <text:p text:style-name="P120">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40:18.570130371</dc:date>
    <meta:editing-duration>PT19H48M59S</meta:editing-duration>
    <meta:editing-cycles>556</meta:editing-cycles>
    <meta:document-statistic meta:table-count="0" meta:image-count="0" meta:object-count="0" meta:page-count="8" meta:paragraph-count="109" meta:word-count="2833" meta:character-count="19959" meta:non-whitespace-character-count="17242"/>
  </office:meta>
</office:document-meta>
</file>